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706e0c" draw:marker-start-width="0.252cm" draw:marker-end-width="0.252cm" draw:fill="solid" draw:fill-color="#fffff5" draw:textarea-horizontal-align="justify" draw:textarea-vertical-align="middle" draw:auto-grow-height="false" fo:min-height="3.225cm" fo:min-width="6.273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706e0c" draw:marker-start-width="0.252cm" draw:marker-end-width="0.252cm" draw:fill="solid" draw:fill-color="#fffff5" draw:textarea-horizontal-align="justify" draw:textarea-vertical-align="middle" draw:auto-grow-height="false" fo:min-height="3.226cm" fo:min-width="6.273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stroke-dash="Dot" svg:stroke-width="0.018cm" svg:stroke-color="#000000" draw:marker-start-width="0.227cm" draw:marker-end-width="0.227cm" svg:stroke-linecap="butt" draw:fill="none" draw:fill-color="#ffffff" draw:auto-grow-height="true" draw:auto-grow-width="false" fo:min-height="1.154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cm" fo:min-width="3.857cm" loext:decorative="false"/>
    </style:style>
    <style:style style:name="gr6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cm" fo:min-width="0.044cm" loext:decorative="false"/>
    </style:style>
    <style:style style:name="gr7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cm" fo:min-width="1.134cm" loext:decorative="false"/>
    </style:style>
    <style:style style:name="gr8" style:family="graphic" style:parent-style-name="standard">
      <style:graphic-properties svg:stroke-color="#706e0c" draw:textarea-vertical-align="middle" loext:decorative="false"/>
    </style:style>
    <style:style style:name="gr9" style:family="graphic" style:parent-style-name="standard">
      <style:graphic-properties svg:stroke-width="0.035cm" svg:stroke-color="#355269" draw:marker-start-width="0.252cm" draw:marker-end-width="0.252cm" draw:fill="solid" draw:fill-color="#f0f5ff" draw:textarea-horizontal-align="left" draw:textarea-vertical-align="middle" draw:auto-grow-height="false" fo:min-height="3.226cm" fo:min-width="6.273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355269" draw:marker-start-width="0.252cm" draw:marker-end-width="0.252cm" draw:fill="solid" draw:fill-color="#e8f2a1" draw:textarea-horizontal-align="left" draw:textarea-vertical-align="middle" draw:auto-grow-height="false" fo:min-height="3.225cm" fo:min-width="6.273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355269" draw:marker-start-width="0.252cm" draw:marker-end-width="0.252cm" draw:fill="solid" draw:fill-color="#81d41a" draw:textarea-horizontal-align="left" draw:textarea-vertical-align="middle" draw:auto-grow-height="false" fo:min-height="3.225cm" fo:min-width="6.273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355269" draw:marker-start-width="0.252cm" draw:marker-end-width="0.252cm" draw:fill="solid" draw:fill-color="#81d41a" draw:textarea-horizontal-align="left" draw:textarea-vertical-align="middle" draw:auto-grow-height="false" fo:min-height="3.225cm" fo:min-width="6.274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3" style:family="graphic" style:parent-style-name="standard">
      <style:graphic-properties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946cm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1.668cm" fo:min-width="0cm" fo:padding-top="0.165cm" fo:padding-bottom="0.165cm" fo:padding-left="0.29cm" fo:padding-right="0.29cm" fo:wrap-option="wrap" loext:decorative="false"/>
    </style:style>
    <style:style style:name="gr18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7.654cm" fo:min-width="0cm" fo:padding-top="0.165cm" fo:padding-bottom="0.165cm" fo:padding-left="0.29cm" fo:padding-right="0.29cm" fo:wrap-option="wrap" loext:decorative="false"/>
    </style:style>
    <style:style style:name="gr19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7.987cm" fo:min-width="0cm" fo:padding-top="0.165cm" fo:padding-bottom="0.165cm" fo:padding-left="0.29cm" fo:padding-right="0.29cm" fo:wrap-option="wrap" loext:decorative="false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0.671cm" fo:min-width="0cm" loext:decorative="false"/>
    </style:style>
    <style:style style:name="P1" style:family="paragraph">
      <style:paragraph-properties fo:text-align="center"/>
      <style:text-properties fo:color="#395511" loext:opacity="100%"/>
    </style:style>
    <style:style style:name="P2" style:family="paragraph">
      <loext:graphic-properties draw:fill="solid" draw:fill-color="#fffff5"/>
      <style:paragraph-properties fo:text-align="center" style:writing-mode="lr-tb"/>
      <style:text-properties fo:color="#395511" loext:opacity="100%"/>
    </style:style>
    <style:style style:name="P3" style:family="paragraph">
      <loext:graphic-properties draw:fill="none" draw:fill-color="#ffffff"/>
      <style:text-properties fo:color="#666666" loext:opacity="100%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bbe33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.254cm" fo:margin-right="0cm" fo:text-align="start" fo:text-indent="0cm"/>
      <style:text-properties fo:color="#395511" loext:opacity="100%"/>
    </style:style>
    <style:style style:name="P9" style:family="paragraph">
      <loext:graphic-properties draw:fill="solid" draw:fill-color="#f0f5ff"/>
      <style:paragraph-properties fo:margin-left="0.254cm" fo:margin-right="0cm" fo:text-align="start" fo:text-indent="0cm" style:writing-mode="lr-tb"/>
      <style:text-properties fo:color="#395511" loext:opacity="100%"/>
    </style:style>
    <style:style style:name="P10" style:family="paragraph">
      <loext:graphic-properties draw:fill="solid" draw:fill-color="#e8f2a1"/>
      <style:paragraph-properties fo:margin-left="0.254cm" fo:margin-right="0cm" fo:text-align="start" fo:text-indent="0cm" style:writing-mode="lr-tb"/>
      <style:text-properties fo:color="#395511" loext:opacity="100%"/>
    </style:style>
    <style:style style:name="P11" style:family="paragraph">
      <loext:graphic-properties draw:fill="solid" draw:fill-color="#81d41a"/>
      <style:paragraph-properties fo:margin-left="0.254cm" fo:margin-right="0cm" fo:text-align="start" fo:text-indent="0cm" style:writing-mode="lr-tb"/>
      <style:text-properties fo:color="#395511" loext:opacity="100%"/>
    </style:style>
    <style:style style:name="P12" style:family="paragraph">
      <style:paragraph-properties fo:text-align="center"/>
      <style:text-properties fo:font-size="19.8999996185303pt"/>
    </style:style>
    <style:style style:name="P13" style:family="paragraph">
      <loext:graphic-properties draw:fill="none" draw:fill-color="#ffffff"/>
      <style:paragraph-properties fo:text-align="center"/>
      <style:text-properties fo:font-size="19.8999996185303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333333" loext:opacity="100%" fo:font-size="19.8999996185303pt" fo:font-style="italic" fo:font-weight="normal" fo:background-color="#333333" style:font-style-asian="italic" style:font-weight-asian="normal" style:font-style-complex="italic" style:font-weight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333333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fo:font-size="15pt" style:font-size-asian="15pt" style:font-size-complex="15pt"/>
    </style:style>
    <style:style style:name="T3" style:family="text">
      <style:text-properties fo:color="#333333" loext:opacity="100%"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395511" loext:opacity="100%" fo:font-size="15pt" style:font-size-asian="15pt" style:font-size-complex="15pt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fo:background-color="#e8f2a1"/>
    </style:style>
    <style:style style:name="T7" style:family="text">
      <style:text-properties fo:color="#666666" loext:opacity="100%" fo:font-style="italic" fo:background-color="#bbe33d" style:font-style-asian="italic" style:font-style-complex="italic"/>
    </style:style>
    <style:style style:name="T8" style:family="text">
      <style:text-properties fo:color="#666666" loext:opacity="100%" fo:font-style="italic" style:font-style-asian="italic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333333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1" draw:id="id1" draw:layer="layout" svg:width="6.807cm" svg:height="3.509cm" svg:x="7.149cm" svg:y="2.204cm">
            <text:p text:style-name="P1"><text:span text:style-name="T1">Rule ‘file_name’</text:span><text:span text:style-name="T2">: </text:span></text:p>
            <text:p text:style-name="P1"><text:span text:style-name="T2">“A </text:span><text:span text:style-name="T3">filename</text:span><text:span text:style-name="T2"> may start with a ‘</text:span><text:span text:style-name="T3">drive</text:span><text:span text:style-name="T2">’ followed by one or more ‘</text:span><text:span text:style-name="T3">path parts</text:span><text:span text:style-name="T4">’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" draw:id="id2" draw:layer="layout" svg:width="6.807cm" svg:height="3.51cm" svg:x="3.404cm" svg:y="7.116cm">
            <text:p text:style-name="P1"><text:span text:style-name="T1">Rule ‘drive’ (windows)</text:span><text:span text:style-name="T2">: </text:span></text:p>
            <text:p text:style-name="P1"><text:span text:style-name="T2">“A letter followed by a colon and a directory separat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6.807cm" svg:height="3.51cm" svg:x="11.234cm" svg:y="7.116cm">
            <text:p text:style-name="P1"><text:span text:style-name="T1">Rule ‘path_part’</text:span><text:span text:style-name="T2">: </text:span></text:p>
            <text:p text:style-name="P1"><text:span text:style-name="T2">“One or more file symbols which may be followed directory separator</text:span></text:p>
            <draw:enhanced-geometry svg:viewBox="0 0 21600 21600" draw:type="rectangle" draw:enhanced-path="M 0 0 L 21600 0 21600 21600 0 21600 0 0 Z N"/>
          </draw:custom-shape>
          <draw:g draw:style-name="gr1">
            <draw:frame draw:style-name="gr4" draw:text-style-name="P3" draw:layer="layout" svg:width="13.958cm" svg:height="1.404cm" svg:x="3.745cm" svg:y="0.35cm">
              <draw:text-box>
                <text:p><text:span text:style-name="T5">“open the file </text:span><text:span text:style-name="T6">c:\</text:span><text:span text:style-name="T7">users</text:span><text:span text:style-name="T8">\</text:span><text:span text:style-name="T7">file.txt</text:span><text:span text:style-name="T8"> </text:span><text:span text:style-name="T5">with an editor” </text:span></text:p>
              </draw:text-box>
            </draw:frame>
            <draw:custom-shape draw:style-name="gr5" draw:text-style-name="P4" draw:layer="layout" svg:width="4.357cm" svg:height="0.14cm" svg:x="8.171cm" svg:y="1.71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0.544cm" svg:height="0.141cm" svg:x="8.171cm" svg:y="1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1.634cm" svg:height="0.141cm" svg:x="8.852cm" svg:y="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1.634cm" svg:height="0.141cm" svg:x="10.758cm" svg:y="1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8" draw:text-style-name="P7" draw:layer="layout" svg:x1="10.552cm" svg:y1="5.713cm" svg:x2="6.807cm" svg:y2="7.116cm" draw:start-shape="id1" draw:start-glue-point="2" draw:end-shape="id2" draw:end-glue-point="0" svg:d="M10552 5713v701h-3745v702" svg:viewBox="0 0 3746 1404">
            <text:p/>
          </draw:connector>
          <draw:connector draw:style-name="gr8" draw:text-style-name="P7" draw:layer="layout" svg:x1="10.552cm" svg:y1="5.713cm" svg:x2="14.637cm" svg:y2="7.116cm" draw:start-shape="id1" draw:start-glue-point="2" draw:end-shape="id3" draw:end-glue-point="0" svg:d="M10552 5713v701h4085v702" svg:viewBox="0 0 4086 1404">
            <text:p/>
          </draw:connector>
        </draw:g>
        <draw:g draw:style-name="gr1">
          <draw:custom-shape draw:style-name="gr9" draw:text-style-name="P9" xml:id="id4" draw:id="id4" draw:layer="layout" svg:width="6.807cm" svg:height="3.51cm" svg:x="7.148cm" svg:y="11.229cm">
            <text:p text:style-name="P8"><text:span text:style-name="T1">Annotation </text:span><text:span text:style-name="T2">:</text:span></text:p>
            <text:p text:style-name="P8"><text:span text:style-name="T2">rule: file_name</text:span></text:p>
            <text:p text:style-name="P8"><text:span text:style-name="T2">range: (15..32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5" draw:id="id5" draw:layer="layout" svg:width="6.807cm" svg:height="3.509cm" svg:x="-0.34cm" svg:y="16.493cm">
            <text:p text:style-name="P8"><text:span text:style-name="T1">Annotation </text:span><text:span text:style-name="T2">:</text:span></text:p>
            <text:p text:style-name="P8"><text:span text:style-name="T2">rule: drive (windows)</text:span></text:p>
            <text:p text:style-name="P8"><text:span text:style-name="T2">range: (15..18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xml:id="id6" draw:id="id6" draw:layer="layout" svg:width="6.807cm" svg:height="3.509cm" svg:x="7.149cm" svg:y="16.493cm">
            <text:p text:style-name="P8"><text:span text:style-name="T1">Annotation </text:span><text:span text:style-name="T2">:</text:span></text:p>
            <text:p text:style-name="P8"><text:span text:style-name="T2">rule: path_part: (18..23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7" draw:id="id7" draw:layer="layout" svg:width="6.808cm" svg:height="3.509cm" svg:x="14.638cm" svg:y="16.493cm">
            <text:p text:style-name="P8"><text:span text:style-name="T1">Annotation </text:span><text:span text:style-name="T2">:</text:span></text:p>
            <text:p text:style-name="P8"><text:span text:style-name="T2">rule: path_part: (18..23)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7" draw:layer="layout" svg:x1="10.551cm" svg:y1="14.739cm" svg:x2="3.063cm" svg:y2="16.493cm" draw:start-shape="id4" draw:start-glue-point="2" draw:end-shape="id5" draw:end-glue-point="0" svg:d="M10551 14739v877h-7488v877" svg:viewBox="0 0 7489 1755">
            <text:p/>
          </draw:connector>
          <draw:connector draw:style-name="gr13" draw:text-style-name="P7" draw:layer="layout" svg:x1="10.551cm" svg:y1="14.739cm" svg:x2="10.552cm" svg:y2="16.493cm" draw:start-shape="id4" draw:start-glue-point="2" draw:end-shape="id6" draw:end-glue-point="0" svg:d="M10551 14739v877h1v877" svg:viewBox="0 0 2 1755">
            <text:p/>
          </draw:connector>
          <draw:connector draw:style-name="gr13" draw:text-style-name="P7" draw:layer="layout" svg:x1="10.551cm" svg:y1="14.739cm" svg:x2="18.042cm" svg:y2="16.493cm" draw:start-shape="id4" draw:start-glue-point="2" draw:end-shape="id7" draw:end-glue-point="0" svg:d="M10551 14739v877h7491v877" svg:viewBox="0 0 7492 1755">
            <text:p/>
          </draw:connector>
        </draw:g>
        <draw:frame draw:style-name="gr14" draw:text-style-name="P13" draw:layer="layout" svg:width="4.085cm" svg:height="1.93cm" svg:x="24.51cm" svg:y="0cm">
          <draw:text-box>
            <text:p text:style-name="P12"><text:span text:style-name="T9">DATA </text:span><text:span text:style-name="T10">(text)</text:span></text:p>
          </draw:text-box>
        </draw:frame>
        <draw:frame draw:style-name="gr15" draw:text-style-name="P14" draw:layer="layout" svg:width="5.447cm" svg:height="1.404cm" svg:x="23.892cm" svg:y="3.115cm">
          <draw:text-box>
            <text:p text:style-name="P12"><text:span text:style-name="T11">Parsed by </text:span></text:p>
          </draw:text-box>
        </draw:frame>
        <draw:frame draw:style-name="gr16" draw:text-style-name="P13" draw:layer="layout" svg:width="6.808cm" svg:height="2.196cm" svg:x="23.148cm" svg:y="14.296cm">
          <draw:text-box>
            <text:p text:style-name="P12"><text:span text:style-name="T9">ANNOTATIONS</text:span></text:p>
            <text:p text:style-name="P12"><text:span text:style-name="T12">(tokens/abstract syntax tree)</text:span></text:p>
          </draw:text-box>
        </draw:frame>
        <draw:frame draw:style-name="gr16" draw:text-style-name="P13" draw:layer="layout" svg:width="4.085cm" svg:height="2.196cm" svg:x="24.51cm" svg:y="5.524cm">
          <draw:text-box>
            <text:p text:style-name="P12"><text:span text:style-name="T9">RULE GRAPH</text:span></text:p>
          </draw:text-box>
        </draw:frame>
        <draw:frame draw:style-name="gr15" draw:text-style-name="P14" draw:layer="layout" svg:width="5.447cm" svg:height="1.404cm" svg:x="23.829cm" svg:y="10.527cm">
          <draw:text-box>
            <text:p text:style-name="P12"><text:span text:style-name="T11">Produces</text:span></text:p>
          </draw:text-box>
        </draw:frame>
        <draw:custom-shape draw:style-name="gr17" draw:text-style-name="P15" draw:layer="layout" svg:width="1.022cm" svg:height="2.106cm" svg:x="22.127cm" svg:y="-0.3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8" draw:text-style-name="P15" draw:layer="layout" svg:width="1.022cm" svg:height="8.422cm" svg:x="22.127cm" svg:y="2.4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9" draw:text-style-name="P15" draw:layer="layout" svg:width="1.022cm" svg:height="8.773cm" svg:x="22.127cm" svg:y="11.2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20" draw:text-style-name="P7" draw:layer="layout" svg:width="0.681cm" svg:height="1.052cm" svg:x="26.212cm" svg:y="2.2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0" draw:text-style-name="P7" draw:layer="layout" svg:width="0.681cm" svg:height="1.052cm" svg:x="26.212cm" svg:y="4.4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0" draw:text-style-name="P7" draw:layer="layout" svg:width="0.681cm" svg:height="1.052cm" svg:x="26.212cm" svg:y="9.1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0" draw:text-style-name="P7" draw:layer="layout" svg:width="0.681cm" svg:height="1.052cm" svg:x="26.212cm" svg:y="12.6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06:54.641611100</meta:creation-date>
    <dc:date>2025-10-15T10:01:10.089102700</dc:date>
    <meta:editing-duration>PT11M45S</meta:editing-duration>
    <meta:editing-cycles>4</meta:editing-cycles>
    <meta:generator>LibreOffice/25.2.5.2$Windows_X86_64 LibreOffice_project/03d19516eb2e1dd5d4ccd751a0d6f35f35e08022</meta:generator>
    <meta:document-statistic meta:object-count="32"/>
  </office:meta>
</office:document-meta>
</file>